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085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217cm"/>
    </style:style>
    <style:style style:name="Table1.E" style:family="table-column">
      <style:table-column-properties style:column-width="1.296cm"/>
    </style:style>
    <style:style style:name="Table1.F" style:family="table-column">
      <style:table-column-properties style:column-width="1.588cm"/>
    </style:style>
    <style:style style:name="Table1.G" style:family="table-column">
      <style:table-column-properties style:column-width="2.117cm"/>
    </style:style>
    <style:style style:name="Table1.I" style:family="table-column">
      <style:table-column-properties style:column-width="1.482cm"/>
    </style:style>
    <style:style style:name="Table1.J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0a45f1" officeooo:paragraph-rsid="000a45f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cf5d" officeooo:paragraph-rsid="000bcf5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45f1" officeooo:paragraph-rsid="000a45f1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0a45f1" officeooo:paragraph-rsid="000a45f1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officeooo:rsid="000a45f1" officeooo:paragraph-rsid="000a45f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cf5d" officeooo:paragraph-rsid="000bcf5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weight="normal" officeooo:rsid="000a45f1" officeooo:paragraph-rsid="000bcf5d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bcf5d" officeooo:paragraph-rsid="000bcf5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caa54" officeooo:paragraph-rsid="000caa54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e0ac2" officeooo:paragraph-rsid="000e0ac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f8345" officeooo:paragraph-rsid="000f8345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13251" officeooo:paragraph-rsid="0011325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15782" officeooo:paragraph-rsid="0011578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2140a" officeooo:paragraph-rsid="0012140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35cc7" officeooo:paragraph-rsid="00135cc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38d5e" officeooo:paragraph-rsid="00138d5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409f4" officeooo:paragraph-rsid="001409f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5a7a3" officeooo:paragraph-rsid="0015a7a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76d1f" officeooo:paragraph-rsid="00176d1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78f12" officeooo:paragraph-rsid="00178f1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82f41" officeooo:paragraph-rsid="00182f4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a1af3" officeooo:paragraph-rsid="001a1af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ac320" officeooo:paragraph-rsid="001ac32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cb6c2" officeooo:paragraph-rsid="001cb6c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d4f5b" officeooo:paragraph-rsid="001d4f5b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dfe2a" officeooo:paragraph-rsid="001dfe2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fca4d" officeooo:paragraph-rsid="001fca4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2144be" officeooo:paragraph-rsid="002144b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226d1" officeooo:paragraph-rsid="002226d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40ba8" officeooo:paragraph-rsid="00240ba8" style:font-size-asian="10pt" style:font-size-complex="10pt"/>
    </style:style>
    <style:style style:name="T1" style:family="text">
      <style:text-properties officeooo:rsid="000e0a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pageTitleHeader"/><text:bookmark text:name="pageTitleText"/>Exercises week 6: query log data </text:h>
      <text:p text:style-name="P8"><text:bookmark text:name="_titlebarExtraContent"/></text:p>
      <text:p text:style-name="P1">Exercise 1:</text:p>
      <text:p text:style-name="P1"/>
      <text:p text:style-name="P3">Number of unique queries: 21559</text:p>
      <text:p text:style-name="P3"/>
      <text:p text:style-name="P3">Top 10 most frequent queries:</text:p>
      <text:list xml:id="list7535953422153681669" text:style-name="L1">
        <text:list-item>
          <text:p text:style-name="P4">seks: 607</text:p>
        </text:list-item>
        <text:list-item>
          <text:p text:style-name="P4">forum: 571</text:p>
        </text:list-item>
        <text:list-item>
          <text:p text:style-name="P4">sex: 550</text:p>
        </text:list-item>
        <text:list-item>
          <text:p text:style-name="P4">anaal: 484</text:p>
        </text:list-item>
        <text:list-item>
          <text:p text:style-name="P4">zwanger: 474</text:p>
        </text:list-item>
        <text:list-item>
          <text:p text:style-name="P4">vreemdgaan: 375</text:p>
        </text:list-item>
        <text:list-item>
          <text:p text:style-name="P4">trio: 361</text:p>
        </text:list-item>
        <text:list-item>
          <text:p text:style-name="P4">pijpen: 345</text:p>
        </text:list-item>
        <text:list-item>
          <text:p text:style-name="P4">vakantie: 307</text:p>
        </text:list-item>
        <text:list-item>
          <text:p text:style-name="P4"><text:s/>sauna: 234</text:p>
        </text:list-item>
      </text:list>
      <text:p text:style-name="P3"/>
      <text:p text:style-name="P3">Top 10 most clicked URLs:</text:p>
      <text:list xml:id="list3422563257117930312" text:style-name="L2">
        <text:list-item>
          <text:p text:style-name="P5"><text:a xlink:type="simple" xlink:href="http://forum.viva.nl/?utm_medium=cpc&amp;utm_source=startpagina&amp;utm_campaign=20140702_viva_startpaginabarterdeal2014&amp;utm_content=tekstlink&amp;utm_term=forumleesmeer" text:style-name="Internet_20_link" text:visited-style-name="Visited_20_Internet_20_Link">http://forum.viva.nl/?utm_medium=cpc&amp;utm_source=startpagina&amp;utm_campaign=20140702_viva_startpaginabarterdeal2014&amp;utm_content=tekstlink&amp;utm_term=forumleesmeer</text:a> : 47</text:p>
        </text:list-item>
        <text:list-item>
          <text:p text:style-name="P5"><text:a xlink:type="simple" xlink:href="http://forum.viva.nl/forum/relaties/hersenbloeding-bij-vriend/list_messages/269993" text:style-name="Internet_20_link" text:visited-style-name="Visited_20_Internet_20_Link">http://forum.viva.nl/forum/relaties/hersenbloeding-bij-vriend/list_messages/269993</text:a> : 36</text:p>
        </text:list-item>
        <text:list-item>
          <text:p text:style-name="P5"><text:a xlink:type="simple" xlink:href="http://forum.viva.nl/forum/seks/on-topic-hij-wil-zo-vaak-anaal/list_messages/259609" text:style-name="Internet_20_link" text:visited-style-name="Visited_20_Internet_20_Link">http://forum.viva.nl/forum/seks/on-topic-hij-wil-zo-vaak-anaal/list_messages/259609</text:a> : 34</text:p>
        </text:list-item>
        <text:list-item>
          <text:p text:style-name="P5"><text:a xlink:type="simple" xlink:href="http://forum.viva.nl/forum/zwanger/kind-in-je-uppie-deel-6/list_messages/247697" text:style-name="Internet_20_link" text:visited-style-name="Visited_20_Internet_20_Link">http://forum.viva.nl/forum/zwanger/kind-in-je-uppie-deel-6/list_messages/247697</text:a> : 31</text:p>
        </text:list-item>
        <text:list-item>
          <text:p text:style-name="P5"><text:a xlink:type="simple" xlink:href="http://forum.viva.nl/forum/psyche/hier-schrijf-ik-graag-verder-van-mij-af/list_messages/249131" text:style-name="Internet_20_link" text:visited-style-name="Visited_20_Internet_20_Link">http://forum.viva.nl/forum/psyche/hier-schrijf-ik-graag-verder-van-mij-af/list_messages/249131</text:a> : 29</text:p>
        </text:list-item>
        <text:list-item>
          <text:p text:style-name="P5"><text:a xlink:type="simple" xlink:href="http://forum.viva.nl/forum/list_messages/244326" text:style-name="Internet_20_link" text:visited-style-name="Visited_20_Internet_20_Link">http://forum.viva.nl/forum/list_messages/244326</text:a> : 29</text:p>
        </text:list-item>
        <text:list-item>
          <text:p text:style-name="P5"><text:a xlink:type="simple" xlink:href="http://forum.viva.nl/forum/kinderen/kind-misbruikt-hoe-nu-verder/list_messages/248992" text:style-name="Internet_20_link" text:visited-style-name="Visited_20_Internet_20_Link">http://forum.viva.nl/forum/kinderen/kind-misbruikt-hoe-nu-verder/list_messages/248992</text:a> : 27</text:p>
        </text:list-item>
        <text:list-item>
          <text:p text:style-name="P5"><text:a xlink:type="simple" xlink:href="http://forum.viva.nl/forum/seks/beschrijf-je-laatste-neuk/list_messages/71343" text:style-name="Internet_20_link" text:visited-style-name="Visited_20_Internet_20_Link">http://forum.viva.nl/forum/seks/beschrijf-je-laatste-neuk/list_messages/71343</text:a> : 26</text:p>
        </text:list-item>
        <text:list-item>
          <text:p text:style-name="P5"><text:a xlink:type="simple" xlink:href="http://forum.viva.nl/forum/overig/bantopic/list_messages/235701" text:style-name="Internet_20_link" text:visited-style-name="Visited_20_Internet_20_Link">http://forum.viva.nl/forum/overig/bantopic/list_messages/235701</text:a> : 26</text:p>
        </text:list-item>
        <text:list-item>
          <text:p text:style-name="P5"><text:s/><text:a xlink:type="simple" xlink:href="http://www.opwindend.net/" text:style-name="Internet_20_link" text:visited-style-name="Visited_20_Internet_20_Link">http://www.opwindend.net/</text:a> : 25</text:p>
        </text:list-item>
      </text:list>
      <text:p text:style-name="P3"/>
      <text:p text:style-name="P3"/>
      <text:p text:style-name="P3"/>
      <text:p text:style-name="P2"><text:soft-page-break/>Exercise 2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column table:style-name="Table1.J"/>
        <table:table-column table:style-name="Table1.F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seks</text:p>
          </table:table-cell>
          <table:table-cell table:style-name="Table1.A1" office:value-type="string">
            <text:p text:style-name="P11">forum</text:p>
          </table:table-cell>
          <table:table-cell table:style-name="Table1.A1" office:value-type="string">
            <text:p text:style-name="P11">sex</text:p>
          </table:table-cell>
          <table:table-cell table:style-name="Table1.A1" office:value-type="string">
            <text:p text:style-name="P11">anaal</text:p>
          </table:table-cell>
          <table:table-cell table:style-name="Table1.A1" office:value-type="string">
            <text:p text:style-name="P11">zwanger</text:p>
          </table:table-cell>
          <table:table-cell table:style-name="Table1.A1" office:value-type="string">
            <text:p text:style-name="P7">vreemdgaan</text:p>
          </table:table-cell>
          <table:table-cell table:style-name="Table1.A1" office:value-type="string">
            <text:p text:style-name="P11">trio</text:p>
          </table:table-cell>
          <table:table-cell table:style-name="Table1.A1" office:value-type="string">
            <text:p text:style-name="P11">pijpen</text:p>
          </table:table-cell>
          <table:table-cell table:style-name="Table1.A1" office:value-type="string">
            <text:p text:style-name="P11">vakantie</text:p>
          </table:table-cell>
          <table:table-cell table:style-name="Table1.K1" office:value-type="string">
            <text:p text:style-name="P11">sauna</text:p>
          </table:table-cell>
        </table:table-row>
        <table:table-row>
          <table:table-cell table:style-name="Table1.A2" office:value-type="string">
            <text:p text:style-name="P11">seks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.147<text:span text:style-name="T1">5</text:span></text:p>
          </table:table-cell>
          <table:table-cell table:style-name="Table1.A2" office:value-type="string">
            <text:p text:style-name="P11">0.015</text:p>
          </table:table-cell>
          <table:table-cell table:style-name="Table1.A2" office:value-type="string">
            <text:p text:style-name="P16">0.010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9">0.0068</text:p>
          </table:table-cell>
          <table:table-cell table:style-name="Table1.A2" office:value-type="string">
            <text:p text:style-name="P13">0.0147</text:p>
          </table:table-cell>
          <table:table-cell table:style-name="Table1.A2" office:value-type="string">
            <text:p text:style-name="P24">0</text:p>
          </table:table-cell>
          <table:table-cell table:style-name="Table1.K2" office:value-type="string">
            <text:p text:style-name="P34">0.0282</text:p>
          </table:table-cell>
        </table:table-row>
        <table:table-row>
          <table:table-cell table:style-name="Table1.A2" office:value-type="string">
            <text:p text:style-name="P11">forum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3">0.003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0</text:p>
          </table:table-cell>
          <table:table-cell table:style-name="Table1.K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1">sex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5">0.0127</text:p>
          </table:table-cell>
          <table:table-cell table:style-name="Table1.A2" office:value-type="string">
            <text:p text:style-name="P13">0.0032</text:p>
          </table:table-cell>
          <table:table-cell table:style-name="Table1.A2" office:value-type="string">
            <text:p text:style-name="P17">0.0151</text:p>
          </table:table-cell>
          <table:table-cell table:style-name="Table1.A2" office:value-type="string">
            <text:p text:style-name="P19">0.0048</text:p>
          </table:table-cell>
          <table:table-cell table:style-name="Table1.A2" office:value-type="string">
            <text:p text:style-name="P13">0.0017</text:p>
          </table:table-cell>
          <table:table-cell table:style-name="Table1.A2" office:value-type="string">
            <text:p text:style-name="P25">0</text:p>
          </table:table-cell>
          <table:table-cell table:style-name="Table1.K2" office:value-type="string">
            <text:p text:style-name="P33">0.0164</text:p>
          </table:table-cell>
        </table:table-row>
        <table:table-row>
          <table:table-cell table:style-name="Table1.A2" office:value-type="string">
            <text:p text:style-name="P11">anaal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3">0.0083</text:p>
          </table:table-cell>
          <table:table-cell table:style-name="Table1.A2" office:value-type="string">
            <text:p text:style-name="P26">0</text:p>
          </table:table-cell>
          <table:table-cell table:style-name="Table1.K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1">zwanger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7">0</text:p>
          </table:table-cell>
          <table:table-cell table:style-name="Table1.K2" office:value-type="string">
            <text:p text:style-name="P32">0</text:p>
          </table:table-cell>
        </table:table-row>
        <table:table-row>
          <table:table-cell table:style-name="Table1.A2" office:value-type="string">
            <text:p text:style-name="P7">vreemdgaa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2">0.0118</text:p>
          </table:table-cell>
          <table:table-cell table:style-name="Table1.A2" office:value-type="string">
            <text:p text:style-name="P11">0</text:p>
          </table:table-cell>
          <table:table-cell table:style-name="Table1.K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11">tri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8">0</text:p>
          </table:table-cell>
          <table:table-cell table:style-name="Table1.K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1">pijpen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K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1">vakanti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>1</text:p>
          </table:table-cell>
          <table:table-cell table:style-name="Table1.K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11">sauna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1">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31:50.506073090</meta:creation-date>
    <dc:date>2016-10-13T17:59:43.095449251</dc:date>
    <meta:editing-duration>PT27M43S</meta:editing-duration>
    <meta:editing-cycles>25</meta:editing-cycles>
    <meta:generator>LibreOffice/5.1.5.2$Linux_X86_64 LibreOffice_project/10m0$Build-2</meta:generator>
    <meta:document-statistic meta:table-count="1" meta:image-count="0" meta:object-count="0" meta:page-count="2" meta:paragraph-count="100" meta:word-count="169" meta:character-count="1375" meta:non-whitespace-character-count="1323"/>
  </office:meta>
</office:document-meta>
</file>